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3a1" officeooo:paragraph-rsid="000f2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asdadwa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4:09:03.173736110</meta:creation-date>
    <dc:date>2024-06-25T14:09:18.691215011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24.2.3.2$Linux_X86_64 LibreOffice_project/420$Build-2</meta:generator>
  </office:meta>
</office:document-meta>
</file>